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0.7862in"/>
    </style:style>
    <style:style style:name="co3" style:family="table-column">
      <style:table-column-properties fo:break-before="auto" style:column-width="2.544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85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eadligh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inHeader_1x05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Diodes_SO-8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8843Q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TerminalBlock_bornier-3_P5.0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Potentiometer_Bourns_TC33X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1206_3216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R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SS6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uH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S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81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51" meta:object-count="0"/>
    <meta:generator>LibreOffice/6.4.3.2$Linux_X86_64 LibreOffice_project/40$Build-2</meta:generator>
  </office:meta>
</office:document-meta>
</file>